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6a538"/>
    </style:style>
    <style:style style:name="P2" style:family="paragraph" style:parent-style-name="Standard">
      <style:text-properties officeooo:rsid="000435f4" officeooo:paragraph-rsid="000435f4"/>
    </style:style>
    <style:style style:name="P3" style:family="paragraph" style:parent-style-name="Standard" style:list-style-name="L1">
      <style:text-properties officeooo:rsid="000435f4" officeooo:paragraph-rsid="000435f4"/>
    </style:style>
    <style:style style:name="P4" style:family="paragraph" style:parent-style-name="Standard">
      <style:paragraph-properties>
        <style:tab-stops>
          <style:tab-stop style:position="1.61cm"/>
        </style:tab-stops>
      </style:paragraph-properties>
      <style:text-properties officeooo:rsid="000435f4" officeooo:paragraph-rsid="000435f4"/>
    </style:style>
    <style:style style:name="P5" style:family="paragraph" style:parent-style-name="Standard" style:list-style-name="L2">
      <style:text-properties officeooo:rsid="000435f4" officeooo:paragraph-rsid="000435f4"/>
    </style:style>
    <style:style style:name="T1" style:family="text">
      <style:text-properties fo:font-weight="bold" style:font-weight-asian="bold" style:font-weight-complex="bold"/>
    </style:style>
    <style:style style:name="T2" style:family="text">
      <style:text-properties officeooo:rsid="0006a5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ETWORK MANAGEMENT</text:span>.</text:p>
      <text:p text:style-name="P2">Networks and distributed processing systems are of critical and growing importance in enterprises of all sorts. The trend is toward larger, more complex networks supporting more applications and more users. As these networks grow in scale, two facts become painfully evident:</text:p>
      <text:p text:style-name="P2">• The network and its associated resources and distributed applications become indispensable to the organization.</text:p>
      <text:p text:style-name="P2">• More things can go wrong, disabling the network or a portion of the network or degrading performance to an unacceptable level.</text:p>
      <text:p text:style-name="P2">A large network cannot be put together and managed by human effort alone.The complexity of such a system dictates the use of automated network management tools. The urgency of the need for such tools is increased, and the difficulty of supplying such tools is also increased, if the network includes equipment from multiple vendors. Moreover, the increasing decentralization of network services as exemplified by the increasing importance of workstations and client/server computing makes coherent and coordinated network management increasingly difficult. In such complex information systems, many significant network assets are dispersed far from network management personnel.</text:p>
      <text:p text:style-name="P2">This chapter provides an overview of network management.We begin by looking at the requirements for network management. This should give some idea of the scope of the task to be accomplished. To manage a network, it is fundamental to know something about the current status and behavior of that network.</text:p>
      <text:p text:style-name="P2">For either LAN management alone, or for a combined LAN/WAN environment, what is needed is a network management system that includes a comprehensive set of data gathering and control tools and that is integrated with the network hardware and software. We look at the general architecture of a network management system and then examine the most widely used standardized software package for supporting network management: SNMP.</text:p>
      <text:p text:style-name="P2"/>
      <text:p text:style-name="P2">NETWORK MANAGEMENT REQUIREMENTS</text:p>
      <text:p text:style-name="P2">The key areas of network management as suggested by the International Organization for Standardization (ISO). These categories provide a useful way of organizing our discussion of requirements.</text:p>
      <text:p text:style-name="P2"/>
      <text:p text:style-name="P4"><text:span text:style-name="T1">Fault management.</text:span> The facilities that enable the detection, isolation, and correction of abnormal operation of the OSI environment.</text:p>
      <text:p text:style-name="P2"><text:span text:style-name="T1">Accounting management. </text:span>The facilities that enable charges to be established for the use of managed objects and costs to be identified for the use of those managed objects.</text:p>
      <text:p text:style-name="P2"><text:span text:style-name="T1">Configuration and name management.</text:span>The facilities that exercise control over, identify, collect data from, and provide data to managed objects for the purpose of assisting in providing for continuous operation of interconnection services.</text:p>
      <text:p text:style-name="P2"><text:span text:style-name="T1">Performance management. </text:span>The facilities needed to evaluate the behavior of managed objects and the effectiveness of communication activities.</text:p>
      <text:p text:style-name="P2"><text:span text:style-name="T1">Security management </text:span>Those aspects of OSI security essential to operate OSI network management correctly and to protect managed objects.</text:p>
      <text:h text:style-name="Heading_20_1" text:outline-level="1"><text:soft-page-break/>Fault Management</text:h>
      <text:p text:style-name="P2">OVERVIEW To maintain proper operation of a complex network, care must be taken that systems as a whole, and each essential component individually, are in proper working order. When a fault occurs, it is important, as rapidly as possible, to:</text:p>
      <text:list xml:id="list317591084074875878" text:style-name="L2">
        <text:list-item>
          <text:p text:style-name="P5">Determine exactly where the fault is.</text:p>
        </text:list-item>
        <text:list-item>
          <text:p text:style-name="P5">Isolate the rest of the network from the failure so that it can continue to function without interference.</text:p>
        </text:list-item>
        <text:list-item>
          <text:p text:style-name="P5">Reconfigure or modify the network in such a way as to minimize the impact of operation without the failed component or components.</text:p>
        </text:list-item>
        <text:list-item>
          <text:p text:style-name="P5">Repair or replace the failed components to restore the network to its initial state.</text:p>
        </text:list-item>
      </text:list>
      <text:p text:style-name="P2">Central to the definition of fault management is the fundamental concept of a fault. Faults are to be distinguished from errors. A fault is an abnormal condition that requires management attention (or action) to repair. A fault is usually indicated by failure to operate correctly or by excessive errors. For example, if a communications line is physically cut, no signals can get through. Or a crimp in the cable may cause wild distortions so that there is a persistently high bit error rate. Certain errors (e.g., a single bit error on a communication line) may occur occasionally and are not normally considered to be faults. It is usually possible to compensate for errors using the error control mechanisms of the various protocols.</text:p>
      <text:p text:style-name="P2"/>
      <text:p text:style-name="P2">USER REQUIREMENTS Users expect fast and reliable problem resolution. Most end users will tolerate occasional outages. When these infrequent outages do occur, however, the user generally expects to receive immediate notification and expects that the problem will be corrected almost immediately. To provide this level of fault resolution requires very rapid and reliable fault detection and diagnostic management functions. The impact and duration of faults can also be minimized by the use of redundant components and alternate communication routes, to give the network a degree of fault tolerance. The fault management capability itself should be redundant to increase network reliability.</text:p>
      <text:p text:style-name="P2">Users expect to be kept informed of the network status, including both scheduled and unscheduled disruptive maintenance. Users expect reassurance of correct network operation through mechanisms that use confidence tests or analyze dumps, logs, alerts, or statistics. After correcting a fault and restoring a system to its full operational state, the fault management service must ensure that the problem is truly resolved and that no new problems are introduced. This requirement is called problem tracking and control.</text:p>
      <text:p text:style-name="P2">As with other areas of network management, fault management should have minimal effect on network performance.</text:p>
      <text:h text:style-name="Heading_20_1" text:outline-level="1">Accounting Management</text:h>
      <text:p text:style-name="P2">O VERVIEW In many enterprise networks, individual divisions or cost centers, or even individual project accounts, are charged for the use of network services. These are internal accounting procedures rather than actual cash transfers, but they are important to the participating users nevertheless. Furthermore, even if no such internal charging is employed, the network manager needs to be able to track the use of network resources by user or user class for a number of reasons, including the following:</text:p>
      <text:p text:style-name="P2">• A user or group of users may be abusing their access privileges and burdening the network at the expense of other users.</text:p>
      <text:p text:style-name="P2">• Users may be making inefficient use of the network, and the network manager can assist in changing procedures to improve performance.</text:p>
      <text:p text:style-name="P2"><text:soft-page-break/>• The network manager is in a better position to plan for network growth if user activity is known in sufficient detail.</text:p>
      <text:p text:style-name="P2">USER REQUIREMENTS The network manager needs to be able to specify the kinds of accounting information to be recorded at various nodes, the desired interval between successive sendings of the recorded information to higher-level management nodes, and the algorithms to be used in calculating the charging. Accounting reports should be generated under network manager control.</text:p>
      <text:p text:style-name="P2">To limit access to accounting information, the accounting facility must provide the capability to verify users’ authorization to access and manipulate that information. </text:p>
      <text:h text:style-name="Heading_20_1" text:outline-level="1">Configuration and Name Management</text:h>
      <text:p text:style-name="P2">O VERVIEW Modern data communication networks are composed of individual components and logical subsystems (e.g., the device driver in an operating system) that can be configured to perform many different applications. The same device, for example, can be configured to act either as a router or as an end system node or both. Once it is decided how a device is to be used, the configuration manager can choose the appropriate software and set of attributes and values (e.g., a transport layer retransmission timer) for that device.</text:p>
      <text:p text:style-name="P2">Configuration management is concerned with initializing a network and gracefully shutting down part or all of the network. It is also concerned with maintaining, adding, and updating the relationships among components and the status of components themselves during network operation. </text:p>
      <text:p text:style-name="P2"/>
      <text:p text:style-name="P2">USER REQUIREMENTS Startup and shutdown operations on a network are the specific responsibilities of configuration management. It is often desirable for these operations on certain components to be performed unattended (e.g., starting up or shutting down a network interface unit). The network manager needs the capability to identify initially the components that comprise the network and to define the desired connectivity of these components. Those who regularly configure a network with the same or a similar set of resource attributes need ways to define and modify default attributes and to load these predefined sets of attributes into the specified network components. The network manager needs the capability to change the connectivity of network components when users’ needs change. Reconfiguration of a network is often desired in response to performance evaluation or in support of network upgrade, fault recovery, or security checks.</text:p>
      <text:p text:style-name="P2">Users often need to, or want to, be informed of the status of network resources and components. Therefore, when changes in configuration occur, users should be notified of these changes. Configuration reports can be generated either on some routine periodic basis or in response to a request for such a report. Before reconfig uration, users often want to inquire about the upcoming status of resources and their attributes.</text:p>
      <text:p text:style-name="P2">Network managers usually want only authorized users (operators) to manage and control network operation (e.g., software distribution and updating).</text:p>
      <text:h text:style-name="Heading_20_1" text:outline-level="1">Performance Management</text:h>
      <text:p text:style-name="P2">OVERVIEW Modern data communications networks are composed of many and varied components, which must intercommunicate and share data and resources. In some cases, it is critical to the effectiveness of an application that the communication over the network be within certain performance limits. Performance management of a computer network comprises two broad functional categories monitoring and controlling. Monitoring is the function that tracks activities on the network. The controlling function enables performance management to make adjustments to improvenetwork performance. Some of the performance issues of concern to the network manager are as follows:</text:p>
      <text:list xml:id="list1468213739431150795" text:style-name="L1">
        <text:list-item>
          <text:p text:style-name="P3">What is the level of capacity utilization?</text:p>
        </text:list-item>
        <text:list-item>
          <text:p text:style-name="P3"><text:soft-page-break/>Is there excessive traffic?</text:p>
        </text:list-item>
        <text:list-item>
          <text:p text:style-name="P3">Has throughput been reduced to unacceptable levels?</text:p>
        </text:list-item>
        <text:list-item>
          <text:p text:style-name="P3">Are there bottlenecks?</text:p>
        </text:list-item>
        <text:list-item>
          <text:p text:style-name="P3">Is response time increasing?</text:p>
        </text:list-item>
      </text:list>
      <text:p text:style-name="P2">To deal with these concerns, the network manager must focus on some initial set of resources to be monitored to assess performance levels. This includes associating appropriate metrics and values with relevant network resources as indicators of different levels of performance. For example, what count of retransmissions on a transport connection is considered to be a performance problem requiring attention? Performance management, therefore, must monitor many resources to provide information in determining network operating level. By collecting this information, analyzing it, and then using the resultant analysis as feedback to the prescribed set of values, the network manger can become more and more adept at recognizing situations indicative of present or impending performance degradation.</text:p>
      <text:p text:style-name="P2"/>
      <text:p text:style-name="P2">USER REQUIREMENTS Before using a network for a particular application, a user may want to know such things as the average and worst-case response times and the reliability of network services. Thus, performance must be known in sufficient detail to respond to specific user queries. End users expect network services to be managed in such a way as to afford their applications consistently good response time.</text:p>
      <text:p text:style-name="P2">Network managers need performance statistics to help them plan, manage, and maintain large networks. Performance statistics can be used to recognize potential bottlenecks before they cause problems to end users. Appropriate corrective action can then be taken. This action can take the form of changing routing tables to balance or redistribute traffic load during times of peak use or when a bottleneck is identified by a rapidly growing load in one area. Over the long term, capacity planning based on such performance information can indicate the proper decisions to make, for example, with regard to expansion of lines in that area.</text:p>
      <text:h text:style-name="Heading_20_1" text:outline-level="1">Security Management</text:h>
      <text:p text:style-name="P2">OVERVIEW Security management is concerned with generating, distributing, and storing encryption keys. Passwords and other authorization or access control information must be maintained and distributed. Security management is also concerned with monitoring and controlling access to computer networks and access to all or part of the network management information obtained from the network nodes.</text:p>
      <text:p text:style-name="P2">Logs are an important security tool, and therefore security management is very much involved with the collection, storage, and examination of audit records and security logs, as well as with the enabling and disabling of these logging facilities.</text:p>
      <text:p text:style-name="P2"/>
      <text:p text:style-name="P2">USER REQUIREMENTS Security management provides facilities for protection of network resources and user information. Network security facilities should be available for authorized users only. Users want to know that the proper security policies are in force and effective and that the management of security facilities is itself sec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3:04:27.566924045</meta:creation-date>
    <dc:date>2017-01-30T23:20:15.204875255</dc:date>
    <meta:editing-duration>PT3M46S</meta:editing-duration>
    <meta:editing-cycles>2</meta:editing-cycles>
    <meta:generator>LibreOffice/5.2.2.2$Linux_X86_64 LibreOffice_project/8f96e87c890bf8fa77463cd4b640a2312823f3ad</meta:generator>
    <meta:document-statistic meta:table-count="0" meta:image-count="0" meta:object-count="0" meta:page-count="4" meta:paragraph-count="51" meta:word-count="1991" meta:character-count="13164" meta:non-whitespace-character-count="11231"/>
  </office:meta>
</office:document-meta>
</file>